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4pt" fo:font-weight="bold" officeooo:rsid="001f3a8f" officeooo:paragraph-rsid="001f3a8f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entury Schoolbook L" fo:font-size="14pt" fo:font-style="italic" fo:font-weight="bold" officeooo:rsid="002182f0" officeooo:paragraph-rsid="002182f0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font-name="Century Schoolbook L" fo:font-size="14pt" fo:font-style="normal" fo:font-weight="bold" officeooo:rsid="002182f0" officeooo:paragraph-rsid="002182f0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Century Schoolbook L" fo:font-size="12pt" fo:font-style="italic" fo:font-weight="normal" officeooo:rsid="001f3a8f" officeooo:paragraph-rsid="001f3a8f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Century Schoolbook L" fo:font-size="12pt" fo:font-style="italic" fo:font-weight="normal" officeooo:rsid="00233dd7" officeooo:paragraph-rsid="002182f0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Century Schoolbook L" fo:font-size="12pt" fo:font-style="normal" fo:font-weight="normal" officeooo:rsid="001f3a8f" officeooo:paragraph-rsid="001f3a8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style:font-name="Century Schoolbook L" fo:font-size="12pt" fo:font-style="normal" fo:font-weight="normal" officeooo:rsid="001f3a8f" officeooo:paragraph-rsid="001f3a8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text-properties style:font-name="Century Schoolbook L" fo:font-size="12pt" fo:font-style="normal" fo:font-weight="normal" officeooo:rsid="001fbf8d" officeooo:paragraph-rsid="001fbf8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Century Schoolbook L" fo:font-size="12pt" fo:font-style="normal" fo:font-weight="normal" officeooo:rsid="001fbf8d" officeooo:paragraph-rsid="001fbf8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text-properties style:font-name="Century Schoolbook L" fo:font-size="12pt" fo:font-style="normal" fo:font-weight="normal" officeooo:rsid="001fbf8d" officeooo:paragraph-rsid="001fbf8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Century Schoolbook L" fo:font-size="12pt" fo:font-style="normal" fo:font-weight="normal" officeooo:rsid="001fdc37" officeooo:paragraph-rsid="001fdc3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text-properties style:font-name="Century Schoolbook L" fo:font-size="12pt" fo:font-style="normal" fo:font-weight="normal" officeooo:rsid="001fdc37" officeooo:paragraph-rsid="001fdc3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text-properties style:font-name="Century Schoolbook L" fo:font-size="12pt" fo:font-style="normal" fo:font-weight="normal" officeooo:rsid="002182f0" officeooo:paragraph-rsid="002182f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Century Schoolbook L" fo:font-size="12pt" fo:font-style="normal" fo:font-weight="normal" officeooo:rsid="002182f0" officeooo:paragraph-rsid="002182f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text-properties style:font-name="Century Schoolbook L" fo:font-size="12pt" fo:font-style="normal" fo:font-weight="normal" officeooo:rsid="002182f0" officeooo:paragraph-rsid="002182f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Century Schoolbook L" fo:font-size="12pt" fo:font-style="normal" fo:font-weight="normal" officeooo:rsid="00233dd7" officeooo:paragraph-rsid="00233dd7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6">
      <style:text-properties style:font-name="Century Schoolbook L" fo:font-size="12pt" fo:font-style="normal" fo:font-weight="normal" officeooo:rsid="00233dd7" officeooo:paragraph-rsid="00233dd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Century Schoolbook L" fo:font-size="12pt" fo:font-style="normal" fo:font-weight="normal" officeooo:rsid="0023a93d" officeooo:paragraph-rsid="0023a93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7">
      <style:text-properties style:font-name="Century Schoolbook L" fo:font-size="12pt" fo:font-style="normal" fo:font-weight="normal" officeooo:rsid="0023a93d" officeooo:paragraph-rsid="0023a93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Century Schoolbook L" fo:font-size="12pt" fo:font-style="normal" fo:font-weight="normal" officeooo:rsid="002764ad" officeooo:paragraph-rsid="002764a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8">
      <style:text-properties style:font-name="Century Schoolbook L" fo:font-size="12pt" fo:font-style="normal" fo:font-weight="normal" officeooo:rsid="002764ad" officeooo:paragraph-rsid="002764a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font-name="Century Schoolbook L" fo:font-size="12pt" fo:font-style="normal" fo:font-weight="normal" officeooo:rsid="001fbf8d" officeooo:paragraph-rsid="001fbf8d" style:font-size-asian="10.5pt" style:font-style-asian="normal" style:font-weight-asian="normal" style:font-size-complex="12pt" style:font-style-complex="normal" style:font-weight-complex="normal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33dd7" style:font-size-asian="10.5pt" style:font-weight-asian="normal" style:font-size-complex="12pt" style:font-weight-complex="normal"/>
    </style:style>
    <style:style style:name="T3" style:family="text">
      <style:text-properties officeooo:rsid="002764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339in" fo:min-width="1.3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3327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3252in" fo:min-width="0.3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3465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ÁNSKÝ SLOH</text:p>
      <text:p text:style-name="P4">První sloh, který se rozšířil po celé evropě a zasahoval jak do architektury, ale i do sochařství a malířství. Výjimkou bylo carské Rusko, které bylo pod vlivem Byzancké kultury.</text:p>
      <text:p text:style-name="P4"/>
      <text:p text:style-name="P4"><draw:path text:anchor-type="paragraph" draw:z-index="0" draw:name="Tvar1" draw:style-name="gr1" draw:text-style-name="P23" svg:width="0.5681in" svg:height="1.6882in" draw:transform="rotate (1.5707963267949) translate (1.72519051143227in 1.56041666666667in)" svg:viewBox="0 0 1444 4289" svg:d="M0 3c270 5 585-51 794 159 222 222 471 499 476 820 4 286 134 524 159 794 24 263 17 531 0 794-18 266 89 564-133 793-236 245-395 570-687 768l-265 79-265 53-26 26"><text:p/></draw:path><draw:path text:anchor-type="paragraph" draw:z-index="1" draw:name="Tvar2" draw:style-name="gr1" draw:text-style-name="P23" svg:width="0.5575in" svg:height="1.1457in" svg:x="1.4406in" svg:y="1.5291in" svg:viewBox="0 0 1417 2911" svg:d="M250 106c263 0 542 74 794 0 510-150 228 337 264 529 50 259 43 534 0 794-47 289 140 504 80 794-48 231 206 669-238 687-270 12-535-172-794-79-513 184-220-363-265-556-59-257-9-531 0-793 10-268-95-533-53-794 31-187-220-774 265-503l265-106 52-79"><text:p/></draw:path><draw:path text:anchor-type="paragraph" draw:z-index="2" draw:name="Tvar3" draw:style-name="gr1" draw:text-style-name="P23" svg:width="0.5929in" svg:height="1.2012in" svg:x="3.0736in" svg:y="1.563in" svg:viewBox="0 0 1507 3052" svg:d="M308 20c265 0 542 75 794 0 383-115 418 305 397 529-25 262 25 531 0 793-25 263-8 530-26 794-19 281 118 646-80 847-210 213-589-139-873-53-319 97-593-238-503-529 80-256 41-528 53-794 13-268 27-527 27-794 0-273-120-682 291-767h185"><text:p/></draw:path><draw:polyline text:anchor-type="paragraph" draw:z-index="3" draw:name="Tvar4" draw:style-name="gr1" draw:text-style-name="P23" svg:width="0.1248in" svg:height="0in" svg:x="1.9866in" svg:y="1.5917in" svg:viewBox="0 0 318 0" draw:points="0,0 265,0 318,0"><text:p/></draw:polyline><draw:line text:anchor-type="paragraph" draw:z-index="4" draw:name="Tvar5" draw:style-name="gr1" draw:text-style-name="P23" svg:x1="2.2575in" svg:y1="1.5917in" svg:x2="2.3303in" svg:y2="1.5917in"><text:p/></draw:line><draw:polyline text:anchor-type="paragraph" draw:z-index="5" draw:name="Tvar6" draw:style-name="gr1" draw:text-style-name="P23" svg:width="0.1457in" svg:height="0.0055in" draw:transform="rotate (0.11065387457644) translate (2.43472222222222in 1.60208333333333in)" svg:viewBox="0 0 371 15" draw:points="0,0 266,3 371,15"><text:p/></draw:polyline><draw:polyline text:anchor-type="paragraph" draw:z-index="6" draw:name="Tvar7" draw:style-name="gr1" draw:text-style-name="P23" svg:width="0.1248in" svg:height="0in" svg:x="2.6953in" svg:y="1.602in" svg:viewBox="0 0 318 0" draw:points="0,0 265,0 318,0"><text:p/></draw:polyline><draw:polyline text:anchor-type="paragraph" draw:z-index="7" draw:name="Tvar8" draw:style-name="gr1" draw:text-style-name="P23" svg:width="0.1043in" svg:height="0.0008in" draw:transform="rotate (0.11065387457644) translate (3.02847222222222in 1.60208333333333in)" svg:viewBox="0 0 266 3" draw:points="0,0 266,3 266,3"><text:p/></draw:polyline><draw:path text:anchor-type="paragraph" draw:z-index="8" draw:name="Tvar9" draw:style-name="gr1" draw:text-style-name="P23" svg:width="0.3839in" svg:height="0.4618in" svg:x="2.4244in" svg:y="1.8461in" svg:viewBox="0 0 976 1174" svg:d="M0 1127c265 0 552 106 794 0 291-128 150-527 132-794-23-335-535-439-741-211-201 222 13 545-159 793v186z"><text:p/></draw:path>Základem tohoto slohu je oblouk. Pro stabilitu těžkých obloukových stropů bylo nutné stavět poměrně nízké a velmi silné zdi. Charakteristická jsou také malá okna a vstupy do budov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otundy</text:p>
      <text:list xml:id="list2447717556903575250" text:style-name="L1">
        <text:list-item>
          <text:p text:style-name="P7">Hlavní oltář na východ</text:p>
        </text:list-item>
        <text:list-item>
          <text:p text:style-name="P7">Oltáře umístněné ve výklencích → Apsidech</text:p>
        </text:list-item>
        <text:list-item>
          <text:p text:style-name="P7">Hlavní prostor → Loď</text:p>
        </text:list-item>
        <text:list-item>
          <text:p text:style-name="P7"><draw:custom-shape text:anchor-type="paragraph" draw:z-index="9" draw:name="Tvar10" draw:style-name="gr2" draw:text-style-name="P23" svg:width="1.8858in" svg:height="1.8858in" svg:x="2.1429in" svg:y="1.1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Tvar11" draw:style-name="gr3" draw:text-style-name="P23" svg:width="0.4689in" svg:height="0.4689in" svg:x="2.8201in" svg:y="0.9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Tvar12" draw:style-name="gr4" draw:text-style-name="P23" svg:width="0.4587in" svg:height="0.4587in" svg:x="3.789in" svg:y="1.9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Tvar13" draw:style-name="gr5" draw:text-style-name="P23" svg:width="0.4898in" svg:height="0.4898in" svg:x="1.9035in" svg:y="1.8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Tvar14" draw:style-name="gr6" draw:text-style-name="P23" svg:width="0.4276in" svg:height="0.4276in" svg:x="2.8516in" svg:y="2.9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Tvar15" draw:style-name="gr7" draw:text-style-name="P24" svg:x1="3.1327in" svg:y1="1.0831in" svg:x2="4.5701in" svg:y2="0.8228in"><text:p/></draw:line><draw:line text:anchor-type="paragraph" draw:z-index="15" draw:name="Tvar16" draw:style-name="gr7" draw:text-style-name="P24" svg:x1="3.3201in" svg:y1="1.9894in" svg:x2="4.6535in" svg:y2="1.7602in"><text:p/></draw:line>Lucerna → Vrchol kupole, který osvětluje loď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Bazilka</text:p>
      <text:list xml:id="list7260000018321123388" text:style-name="L2">
        <text:list-item>
          <text:p text:style-name="P8">Vchod lemují 2 věže</text:p>
        </text:list-item>
        <text:list-item>
          <text:p text:style-name="P8">Obdélníkový tvar</text:p>
        </text:list-item>
        <text:list-item>
          <text:p text:style-name="P8">Na konci apsida orientovaná na východ</text:p>
        </text:list-item>
        <text:list-item>
          <text:p text:style-name="P8">Může mít více lodí</text:p>
        </text:list-item>
        <text:list-item>
          <text:p text:style-name="P8">Bazilika sv. Jiří na Hradě, Bazilika v Třebíči</text:p>
        </text:list-item>
      </text:list>
      <text:p text:style-name="P9"/>
      <text:p text:style-name="P9">Nejstarší románské mosty:</text:p>
      <text:list xml:id="list2658102117070589047" text:style-name="L3">
        <text:list-item>
          <text:p text:style-name="P10">Písek, Regensburg</text:p>
        </text:list-item>
      </text:list>
      <text:p text:style-name="P9"/>
      <text:p text:style-name="P11">Malířství a sochařství</text:p>
      <text:list xml:id="list4677122909886232075" text:style-name="L4">
        <text:list-item>
          <text:p text:style-name="P12">Fresky a sochy nazývány „Biblemi chudých“</text:p>
        </text:list-item>
        <text:list-item>
          <text:p text:style-name="P12">Většina sochařských výtvorů má formu reliéfů → nestojí samostatně, součást stavby</text:p>
          <text:list>
            <text:list-item>
              <text:p text:style-name="P12">Sochy strnulé a vážné, snaží se působit důstojně</text:p>
            </text:list-item>
          </text:list>
        </text:list-item>
        <text:list-item>
          <text:p text:style-name="P12">Mimo kostely byly sochy umísťovány na hlavice sloupů</text:p>
        </text:list-item>
        <text:list-item>
          <text:p text:style-name="P13">Mozaiky</text:p>
          <text:list>
            <text:list-item>
              <text:p text:style-name="P13">Trvanlivější než fresky</text:p>
            </text:list-item>
          </text:list>
        </text:list-item>
        <text:list-item>
          <text:p text:style-name="P13">Tapiserie</text:p>
        </text:list-item>
      </text:list>
      <text:p text:style-name="P14"/>
      <text:p text:style-name="P14">Tribuna</text:p>
      <text:list xml:id="list5760559486234174412" text:style-name="L5">
        <text:list-item>
          <text:p text:style-name="P15">vyvýšené soukromé místo pro panstvo</text:p>
        </text:list-item>
        <text:list-item>
          <text:p text:style-name="P15">Tribunové kostely</text:p>
        </text:list-item>
        <text:list-item>
          <text:p text:style-name="P15">spojeny speciální chodbou s panským sídl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9:16:31.193215813</meta:creation-date>
    <dc:date>2018-05-09T11:23:06.937162484</dc:date>
    <meta:editing-duration>P2DT5H48M1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28" meta:word-count="186" meta:character-count="1095" meta:non-whitespace-character-count="957"/>
  </office:meta>
</office:document-meta>
</file>